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Arabic Naskh1" svg:font-family="'Droid Arabic Naskh'" style:font-pitch="variable"/>
    <style:font-face style:name="Arial" svg:font-family="Arial" style:font-family-generic="roman" style:font-pitch="variable"/>
    <style:font-face style:name="Droid Arabic Naskh" svg:font-family="'Droid Arabic Nask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Arabic Naskh2" svg:font-family="'Droid Arabic Nask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roid Arabic Naskh1" fo:font-size="12pt" officeooo:rsid="0011080e" officeooo:paragraph-rsid="0011080e" style:font-size-asian="10.5pt" style:font-name-complex="Droid Arabic Naskh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roid Arabic Naskh1" fo:font-size="12pt" officeooo:rsid="00120522" officeooo:paragraph-rsid="00120522" style:font-size-asian="10.5pt" style:font-name-complex="Droid Arabic Naskh1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roid Arabic Naskh1" fo:font-size="12pt" officeooo:rsid="00124f56" officeooo:paragraph-rsid="00124f56" style:font-size-asian="10.5pt" style:font-name-complex="Droid Arabic Naskh1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roid Arabic Naskh1" fo:font-size="12pt" officeooo:rsid="00168483" officeooo:paragraph-rsid="00168483" style:font-size-asian="10.5pt" style:font-name-complex="Droid Arabic Naskh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roid Arabic Naskh1" fo:font-size="12pt" officeooo:rsid="0017aa97" officeooo:paragraph-rsid="0017aa97" style:font-size-asian="10.5pt" style:font-name-complex="Droid Arabic Naskh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roid Arabic Naskh1" fo:font-size="12pt" officeooo:rsid="001931bb" officeooo:paragraph-rsid="001931bb" style:font-size-asian="10.5pt" style:font-name-complex="Droid Arabic Naskh1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roid Arabic Naskh1" fo:font-size="12pt" officeooo:rsid="001adde2" officeooo:paragraph-rsid="001adde2" style:font-size-asian="10.5pt" style:font-name-complex="Droid Arabic Naskh1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roid Arabic Naskh1" fo:font-size="12pt" officeooo:rsid="001d764f" officeooo:paragraph-rsid="001d764f" style:font-size-asian="10.5pt" style:font-name-complex="Droid Arabic Naskh1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roid Arabic Naskh1" fo:font-size="12pt" officeooo:rsid="001da204" officeooo:paragraph-rsid="001da204" style:font-size-asian="10.5pt" style:font-name-complex="Droid Arabic Naskh1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roid Arabic Naskh1" fo:font-size="12pt" officeooo:rsid="00200ce5" officeooo:paragraph-rsid="00200ce5" style:font-size-asian="10.5pt" style:font-name-complex="Droid Arabic Naskh1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roid Arabic Naskh1" fo:font-size="12pt" officeooo:rsid="0021fc47" officeooo:paragraph-rsid="0021fc47" style:font-size-asian="10.5pt" style:font-name-complex="Droid Arabic Naskh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roid Arabic Naskh1" fo:font-size="12pt" officeooo:rsid="00227554" officeooo:paragraph-rsid="00227554" style:font-size-asian="10.5pt" style:font-name-complex="Droid Arabic Naskh1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roid Arabic Naskh1" fo:font-size="12pt" officeooo:rsid="00236140" officeooo:paragraph-rsid="00236140" style:font-size-asian="10.5pt" style:font-name-complex="Droid Arabic Naskh1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roid Arabic Naskh1" fo:font-size="12pt" officeooo:rsid="0024b6da" officeooo:paragraph-rsid="0024b6da" style:font-size-asian="10.5pt" style:font-name-complex="Droid Arabic Naskh1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roid Arabic Naskh1" fo:font-size="12pt" officeooo:rsid="0027099b" officeooo:paragraph-rsid="0027099b" style:font-size-asian="10.5pt" style:font-name-complex="Droid Arabic Naskh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roid Arabic Naskh1" fo:font-size="12pt" officeooo:rsid="00285317" officeooo:paragraph-rsid="00285317" style:font-size-asian="10.5pt" style:font-name-complex="Droid Arabic Naskh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Droid Arabic Naskh1" fo:font-size="12pt" officeooo:rsid="002ba4a1" officeooo:paragraph-rsid="002ba4a1" style:font-size-asian="10.5pt" style:font-name-complex="Droid Arabic Naskh1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roid Arabic Naskh1" fo:font-size="12pt" officeooo:rsid="002bace7" officeooo:paragraph-rsid="002bace7" style:font-size-asian="10.5pt" style:font-name-complex="Droid Arabic Naskh1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roid Arabic Naskh1" fo:font-size="12pt" officeooo:rsid="002cc06a" officeooo:paragraph-rsid="002cc06a" style:font-size-asian="10.5pt" style:font-name-complex="Droid Arabic Naskh1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roid Arabic Naskh1" fo:font-size="12pt" officeooo:rsid="002fb9da" officeooo:paragraph-rsid="002fb9da" style:font-size-asian="10.5pt" style:font-name-complex="Droid Arabic Naskh1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Droid Arabic Naskh1" fo:font-size="12pt" officeooo:rsid="00303a90" officeooo:paragraph-rsid="00303a90" style:font-size-asian="10.5pt" style:font-name-complex="Droid Arabic Naskh1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Droid Arabic Naskh1" fo:font-size="12pt" officeooo:rsid="0030552c" officeooo:paragraph-rsid="0030552c" style:font-size-asian="10.5pt" style:font-name-complex="Droid Arabic Naskh1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roid Arabic Naskh1" fo:font-size="12pt" officeooo:rsid="0031d779" officeooo:paragraph-rsid="0031d779" style:font-size-asian="10.5pt" style:font-name-complex="Droid Arabic Naskh1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Droid Arabic Naskh1" fo:font-size="12pt" officeooo:rsid="0032d75f" officeooo:paragraph-rsid="0032d75f" style:font-size-asian="10.5pt" style:font-name-complex="Droid Arabic Naskh1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Droid Arabic Naskh1" fo:font-size="12pt" officeooo:rsid="00350004" officeooo:paragraph-rsid="00350004" style:font-size-asian="10.5pt" style:font-name-complex="Droid Arabic Naskh1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Droid Arabic Naskh1" fo:font-size="12pt" officeooo:rsid="0035f923" officeooo:paragraph-rsid="0035f923" style:font-size-asian="10.5pt" style:font-name-complex="Droid Arabic Naskh1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Droid Arabic Naskh1" fo:font-size="12pt" officeooo:rsid="0037da46" officeooo:paragraph-rsid="0037da46" style:font-size-asian="10.5pt" style:font-name-complex="Droid Arabic Naskh1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Droid Arabic Naskh1" fo:font-size="12pt" officeooo:rsid="0038de52" officeooo:paragraph-rsid="0038de52" style:font-size-asian="10.5pt" style:font-name-complex="Droid Arabic Naskh1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Droid Arabic Naskh1" fo:font-size="12pt" officeooo:rsid="003a9eae" officeooo:paragraph-rsid="003a9eae" style:font-size-asian="10.5pt" style:font-name-complex="Droid Arabic Naskh1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Droid Arabic Naskh1" fo:font-size="12pt" officeooo:rsid="003beaf9" officeooo:paragraph-rsid="003beaf9" style:font-size-asian="10.5pt" style:font-name-complex="Droid Arabic Naskh1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Droid Arabic Naskh1" fo:font-size="12pt" officeooo:rsid="0040d8da" officeooo:paragraph-rsid="0040d8da" style:font-size-asian="10.5pt" style:font-name-complex="Droid Arabic Naskh1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Droid Arabic Naskh1" fo:font-size="12pt" officeooo:rsid="00427ae3" officeooo:paragraph-rsid="00427ae3" style:font-size-asian="10.5pt" style:font-name-complex="Droid Arabic Naskh1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Droid Arabic Naskh1" fo:font-size="12pt" officeooo:rsid="0043e16d" officeooo:paragraph-rsid="0043e16d" style:font-size-asian="10.5pt" style:font-name-complex="Droid Arabic Naskh1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Droid Arabic Naskh1" fo:font-size="12pt" officeooo:rsid="00449d3a" officeooo:paragraph-rsid="00449d3a" style:font-size-asian="10.5pt" style:font-name-complex="Droid Arabic Naskh1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Droid Arabic Naskh1" fo:font-size="12pt" officeooo:rsid="00468be3" officeooo:paragraph-rsid="00468be3" style:font-size-asian="10.5pt" style:font-name-complex="Droid Arabic Naskh1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Droid Arabic Naskh1" fo:font-size="12pt" officeooo:rsid="00498048" officeooo:paragraph-rsid="00498048" style:font-size-asian="10.5pt" style:font-name-complex="Droid Arabic Naskh1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Droid Arabic Naskh1" fo:font-size="12pt" officeooo:rsid="004f41bf" officeooo:paragraph-rsid="004f41bf" style:font-size-asian="10.5pt" style:font-name-complex="Droid Arabic Naskh1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Droid Arabic Naskh1" fo:font-size="12pt" officeooo:rsid="005106b9" officeooo:paragraph-rsid="005106b9" style:font-size-asian="10.5pt" style:font-name-complex="Droid Arabic Naskh1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Droid Arabic Naskh1" fo:font-size="12pt" officeooo:rsid="00529e51" officeooo:paragraph-rsid="00529e51" style:font-size-asian="10.5pt" style:font-name-complex="Droid Arabic Naskh1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Droid Arabic Naskh1" fo:font-size="12pt" officeooo:rsid="0058e99b" officeooo:paragraph-rsid="0058e99b" style:font-size-asian="10.5pt" style:font-name-complex="Droid Arabic Naskh1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Droid Arabic Naskh1" fo:font-size="12pt" officeooo:rsid="005993df" officeooo:paragraph-rsid="005993df" style:font-size-asian="10.5pt" style:font-name-complex="Droid Arabic Naskh1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Droid Arabic Naskh1" fo:font-size="12pt" officeooo:rsid="005b862b" officeooo:paragraph-rsid="005b862b" style:font-size-asian="10.5pt" style:font-name-complex="Droid Arabic Naskh1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Droid Arabic Naskh1" fo:font-size="12pt" officeooo:rsid="005b862b" officeooo:paragraph-rsid="00b518fa" style:font-size-asian="10.5pt" style:font-name-complex="Droid Arabic Naskh1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Droid Arabic Naskh1" fo:font-size="12pt" officeooo:rsid="005f0c10" officeooo:paragraph-rsid="005f0c10" style:font-size-asian="10.5pt" style:font-name-complex="Droid Arabic Naskh1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Droid Arabic Naskh1" fo:font-size="12pt" officeooo:rsid="00638cda" officeooo:paragraph-rsid="00638cda" style:font-size-asian="10.5pt" style:font-name-complex="Droid Arabic Naskh1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Droid Arabic Naskh1" fo:font-size="12pt" officeooo:rsid="00650cfa" officeooo:paragraph-rsid="00650cfa" style:font-size-asian="10.5pt" style:font-name-complex="Droid Arabic Naskh1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Droid Arabic Naskh1" fo:font-size="12pt" officeooo:rsid="0065b4b7" officeooo:paragraph-rsid="0065b4b7" style:font-size-asian="10.5pt" style:font-name-complex="Droid Arabic Naskh1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Droid Arabic Naskh1" fo:font-size="12pt" officeooo:rsid="0067357d" officeooo:paragraph-rsid="0067357d" style:font-size-asian="10.5pt" style:font-name-complex="Droid Arabic Naskh1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Droid Arabic Naskh1" fo:font-size="12pt" officeooo:rsid="006c9587" officeooo:paragraph-rsid="006c9587" style:font-size-asian="10.5pt" style:font-name-complex="Droid Arabic Naskh1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Droid Arabic Naskh1" fo:font-size="12pt" officeooo:rsid="006e56e8" officeooo:paragraph-rsid="006e56e8" style:font-size-asian="10.5pt" style:font-name-complex="Droid Arabic Naskh1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Droid Arabic Naskh1" fo:font-size="12pt" officeooo:rsid="0073729e" officeooo:paragraph-rsid="0073729e" style:font-size-asian="10.5pt" style:font-name-complex="Droid Arabic Naskh1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Droid Arabic Naskh1" fo:font-size="12pt" officeooo:rsid="007460cf" officeooo:paragraph-rsid="007460cf" style:font-size-asian="10.5pt" style:font-name-complex="Droid Arabic Naskh1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Droid Arabic Naskh1" fo:font-size="12pt" officeooo:rsid="007557ff" officeooo:paragraph-rsid="007557ff" style:font-size-asian="10.5pt" style:font-name-complex="Droid Arabic Naskh1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Droid Arabic Naskh1" fo:font-size="12pt" officeooo:rsid="0076efa3" officeooo:paragraph-rsid="0076efa3" style:font-size-asian="10.5pt" style:font-name-complex="Droid Arabic Naskh1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Droid Arabic Naskh1" fo:font-size="12pt" officeooo:rsid="00785076" officeooo:paragraph-rsid="00785076" style:font-size-asian="10.5pt" style:font-name-complex="Droid Arabic Naskh1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Droid Arabic Naskh1" fo:font-size="12pt" officeooo:rsid="007b1d6c" officeooo:paragraph-rsid="007b1d6c" style:font-size-asian="10.5pt" style:font-name-complex="Droid Arabic Naskh1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Droid Arabic Naskh1" fo:font-size="12pt" officeooo:rsid="007e1f89" officeooo:paragraph-rsid="007e1f89" style:font-size-asian="10.5pt" style:font-name-complex="Droid Arabic Naskh1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Droid Arabic Naskh1" fo:font-size="12pt" officeooo:rsid="007f603f" officeooo:paragraph-rsid="007f603f" style:font-size-asian="10.5pt" style:font-name-complex="Droid Arabic Naskh1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Droid Arabic Naskh1" fo:font-size="12pt" officeooo:rsid="0082d6cc" officeooo:paragraph-rsid="0082d6cc" style:font-size-asian="10.5pt" style:font-name-complex="Droid Arabic Naskh1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Droid Arabic Naskh1" fo:font-size="12pt" officeooo:rsid="0082da52" officeooo:paragraph-rsid="0082da52" style:font-size-asian="10.5pt" style:font-name-complex="Droid Arabic Naskh1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Droid Arabic Naskh1" fo:font-size="12pt" officeooo:rsid="008302d7" officeooo:paragraph-rsid="008302d7" style:font-size-asian="10.5pt" style:font-name-complex="Droid Arabic Naskh1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Droid Arabic Naskh1" fo:font-size="12pt" officeooo:rsid="0084fa89" officeooo:paragraph-rsid="0084fa89" style:font-size-asian="10.5pt" style:font-name-complex="Droid Arabic Naskh1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Droid Arabic Naskh1" fo:font-size="12pt" officeooo:rsid="0085735b" officeooo:paragraph-rsid="0085735b" style:font-size-asian="10.5pt" style:font-name-complex="Droid Arabic Naskh1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Droid Arabic Naskh1" fo:font-size="12pt" officeooo:rsid="0086673d" officeooo:paragraph-rsid="0086673d" style:font-size-asian="10.5pt" style:font-name-complex="Droid Arabic Naskh1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Droid Arabic Naskh1" fo:font-size="12pt" officeooo:rsid="008ba241" officeooo:paragraph-rsid="008ba241" style:font-size-asian="10.5pt" style:font-name-complex="Droid Arabic Naskh1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Droid Arabic Naskh1" fo:font-size="12pt" officeooo:rsid="0090eda2" officeooo:paragraph-rsid="0090eda2" style:font-size-asian="10.5pt" style:font-name-complex="Droid Arabic Naskh1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Droid Arabic Naskh1" fo:font-size="12pt" officeooo:rsid="0090eda2" officeooo:paragraph-rsid="00b41519" style:font-size-asian="10.5pt" style:font-name-complex="Droid Arabic Naskh1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Droid Arabic Naskh1" fo:font-size="12pt" officeooo:rsid="00a63ad2" officeooo:paragraph-rsid="00a63ad2" style:font-size-asian="10.5pt" style:font-name-complex="Droid Arabic Naskh1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Droid Arabic Naskh1" fo:font-size="12pt" officeooo:rsid="008d8bae" officeooo:paragraph-rsid="008d8bae" style:font-size-asian="10.5pt" style:font-name-complex="Droid Arabic Naskh1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Droid Arabic Naskh1" fo:font-size="12pt" officeooo:rsid="008cfb4c" officeooo:paragraph-rsid="00b41519" style:font-size-asian="10.5pt" style:font-name-complex="Droid Arabic Naskh1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Droid Arabic Naskh1" fo:font-size="12pt" officeooo:rsid="008bc8e4" officeooo:paragraph-rsid="00b41519" style:font-size-asian="10.5pt" style:font-name-complex="Droid Arabic Naskh1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Droid Arabic Naskh1" fo:font-size="12pt" officeooo:rsid="008baa94" officeooo:paragraph-rsid="00b41519" style:font-size-asian="10.5pt" style:font-name-complex="Droid Arabic Naskh1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Droid Arabic Naskh1" fo:font-size="12pt" officeooo:rsid="00946a76" officeooo:paragraph-rsid="00b41519" style:font-size-asian="10.5pt" style:font-name-complex="Droid Arabic Naskh1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Droid Arabic Naskh1" fo:font-size="12pt" officeooo:rsid="0054dc44" officeooo:paragraph-rsid="00b518fa" style:font-size-asian="10.5pt" style:font-name-complex="Droid Arabic Naskh1" style:font-size-complex="12pt"/>
    </style:style>
    <style:style style:name="P75" style:family="paragraph" style:parent-style-name="Standard">
      <style:paragraph-properties fo:text-align="start" style:justify-single-word="false"/>
      <style:text-properties style:font-name="Droid Arabic Naskh1" fo:font-size="12pt" officeooo:rsid="00969644" officeooo:paragraph-rsid="00b41519" style:font-size-asian="10.5pt" style:font-name-complex="Droid Arabic Naskh1" style:font-size-complex="12pt"/>
    </style:style>
    <style:style style:name="P76" style:family="paragraph" style:parent-style-name="Standard">
      <style:paragraph-properties fo:margin-left="0in" fo:margin-right="0in" fo:margin-top="0in" fo:margin-bottom="0.111in" style:contextual-spacing="false" fo:orphans="2" fo:widows="2" fo:text-indent="0in" style:auto-text-indent="false"/>
      <style:text-properties officeooo:paragraph-rsid="00a7ebbd"/>
    </style:style>
    <style:style style:name="P77" style:family="paragraph" style:parent-style-name="Standard">
      <style:paragraph-properties fo:margin-left="0in" fo:margin-right="0in" fo:margin-top="0in" fo:margin-bottom="0.111in" style:contextual-spacing="false" fo:orphans="2" fo:widows="2" fo:text-indent="0in" style:auto-text-indent="false"/>
      <style:text-properties officeooo:paragraph-rsid="00b518fa"/>
    </style:style>
    <style:style style:name="P78" style:family="paragraph" style:parent-style-name="Standard">
      <style:paragraph-properties fo:margin-left="0in" fo:margin-right="0in" fo:margin-top="0in" fo:margin-bottom="0.111in" style:contextual-spacing="false" fo:orphans="2" fo:widows="2" fo:text-indent="0in" style:auto-text-indent="false"/>
      <style:text-properties officeooo:paragraph-rsid="00b96dd9"/>
    </style:style>
    <style:style style:name="P79" style:family="paragraph" style:parent-style-name="Standard">
      <style:paragraph-properties fo:margin-left="0in" fo:margin-right="0in" fo:margin-top="0in" fo:margin-bottom="0.111in" style:contextual-spacing="false" fo:orphans="2" fo:widows="2" fo:text-indent="0in" style:auto-text-indent="false"/>
      <style:text-properties fo:font-variant="normal" fo:text-transform="none" fo:color="#000000" loext:opacity="100%" style:font-name="Droid Arabic Naskh" fo:font-size="12pt" fo:letter-spacing="normal" fo:font-style="normal" fo:font-weight="normal" officeooo:rsid="001f8305" officeooo:paragraph-rsid="00a7ebbd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.111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Droid Arabic Naskh" fo:font-size="12pt" fo:letter-spacing="normal" officeooo:rsid="00b8805d" officeooo:paragraph-rsid="00a7ebbd" style:font-size-asian="12pt" style:font-name-complex="Droid Arabic Naskh2" style:font-size-complex="12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.111in" style:contextual-spacing="false" fo:text-align="start" style:justify-single-word="false" fo:orphans="2" fo:widows="2" fo:text-indent="0in" style:auto-text-indent="false"/>
      <style:text-properties style:font-name="Droid Arabic Naskh1" fo:font-size="12pt" officeooo:rsid="00a63ad2" officeooo:paragraph-rsid="00bca518" style:font-size-asian="10.5pt" style:font-name-complex="Droid Arabic Naskh1" style:font-size-complex="12pt"/>
    </style:style>
    <style:style style:name="P8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7ebb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Droid Arabic Naskh" fo:font-size="12pt" fo:letter-spacing="normal" officeooo:rsid="00b8805d" officeooo:paragraph-rsid="00104075" style:font-size-asian="12pt" style:font-name-complex="Droid Arabic Naskh2" style:font-size-complex="12pt" style:font-style-complex="normal" style:font-weight-complex="normal"/>
    </style:style>
    <style:style style:name="T1" style:family="text">
      <style:text-properties officeooo:rsid="00128925"/>
    </style:style>
    <style:style style:name="T2" style:family="text">
      <style:text-properties officeooo:rsid="0012b63f"/>
    </style:style>
    <style:style style:name="T3" style:family="text">
      <style:text-properties officeooo:rsid="00146257"/>
    </style:style>
    <style:style style:name="T4" style:family="text">
      <style:text-properties officeooo:rsid="0015f4a0"/>
    </style:style>
    <style:style style:name="T5" style:family="text">
      <style:text-properties officeooo:rsid="001da204"/>
    </style:style>
    <style:style style:name="T6" style:family="text">
      <style:text-properties officeooo:rsid="00200ce5"/>
    </style:style>
    <style:style style:name="T7" style:family="text">
      <style:text-properties officeooo:rsid="0024b6da"/>
    </style:style>
    <style:style style:name="T8" style:family="text">
      <style:text-properties officeooo:rsid="0025dd23"/>
    </style:style>
    <style:style style:name="T9" style:family="text">
      <style:text-properties officeooo:rsid="00297cf2"/>
    </style:style>
    <style:style style:name="T10" style:family="text">
      <style:text-properties officeooo:rsid="002c7869"/>
    </style:style>
    <style:style style:name="T11" style:family="text">
      <style:text-properties officeooo:rsid="002cc06a"/>
    </style:style>
    <style:style style:name="T12" style:family="text">
      <style:text-properties officeooo:rsid="00303a90"/>
    </style:style>
    <style:style style:name="T13" style:family="text">
      <style:text-properties officeooo:rsid="0032d75f"/>
    </style:style>
    <style:style style:name="T14" style:family="text">
      <style:text-properties officeooo:rsid="0033ea2b"/>
    </style:style>
    <style:style style:name="T15" style:family="text">
      <style:text-properties officeooo:rsid="0035017c"/>
    </style:style>
    <style:style style:name="T16" style:family="text">
      <style:text-properties officeooo:rsid="0038de52"/>
    </style:style>
    <style:style style:name="T17" style:family="text">
      <style:text-properties officeooo:rsid="003d37bb"/>
    </style:style>
    <style:style style:name="T18" style:family="text">
      <style:text-properties officeooo:rsid="00427ae3"/>
    </style:style>
    <style:style style:name="T19" style:family="text">
      <style:text-properties officeooo:rsid="0042f628"/>
    </style:style>
    <style:style style:name="T20" style:family="text">
      <style:text-properties officeooo:rsid="00449d3a"/>
    </style:style>
    <style:style style:name="T21" style:family="text">
      <style:text-properties officeooo:rsid="004a028a"/>
    </style:style>
    <style:style style:name="T22" style:family="text">
      <style:text-properties officeooo:rsid="004b46fa"/>
    </style:style>
    <style:style style:name="T23" style:family="text">
      <style:text-properties officeooo:rsid="004d2e94"/>
    </style:style>
    <style:style style:name="T24" style:family="text">
      <style:text-properties officeooo:rsid="004f7fa7"/>
    </style:style>
    <style:style style:name="T25" style:family="text">
      <style:text-properties officeooo:rsid="00529e51"/>
    </style:style>
    <style:style style:name="T26" style:family="text">
      <style:text-properties officeooo:rsid="0052bad8"/>
    </style:style>
    <style:style style:name="T27" style:family="text">
      <style:text-properties officeooo:rsid="0055dfb4"/>
    </style:style>
    <style:style style:name="T28" style:family="text">
      <style:text-properties officeooo:rsid="0057a271"/>
    </style:style>
    <style:style style:name="T29" style:family="text">
      <style:text-properties officeooo:rsid="005b862b"/>
    </style:style>
    <style:style style:name="T30" style:family="text">
      <style:text-properties officeooo:rsid="0062cad0"/>
    </style:style>
    <style:style style:name="T31" style:family="text">
      <style:text-properties officeooo:rsid="0065771e"/>
    </style:style>
    <style:style style:name="T32" style:family="text">
      <style:text-properties officeooo:rsid="006633f3"/>
    </style:style>
    <style:style style:name="T33" style:family="text">
      <style:text-properties officeooo:rsid="006831bd"/>
    </style:style>
    <style:style style:name="T34" style:family="text">
      <style:text-properties officeooo:rsid="00683310"/>
    </style:style>
    <style:style style:name="T35" style:family="text">
      <style:text-properties officeooo:rsid="00695401"/>
    </style:style>
    <style:style style:name="T36" style:family="text">
      <style:text-properties officeooo:rsid="006ad11a"/>
    </style:style>
    <style:style style:name="T37" style:family="text">
      <style:text-properties officeooo:rsid="00701296"/>
    </style:style>
    <style:style style:name="T38" style:family="text">
      <style:text-properties officeooo:rsid="0072b841"/>
    </style:style>
    <style:style style:name="T39" style:family="text">
      <style:text-properties officeooo:rsid="0073b728"/>
    </style:style>
    <style:style style:name="T40" style:family="text">
      <style:text-properties officeooo:rsid="007557ff"/>
    </style:style>
    <style:style style:name="T41" style:family="text">
      <style:text-properties officeooo:rsid="0076efa3"/>
    </style:style>
    <style:style style:name="T42" style:family="text">
      <style:text-properties officeooo:rsid="00795508"/>
    </style:style>
    <style:style style:name="T43" style:family="text">
      <style:text-properties officeooo:rsid="0079819b"/>
    </style:style>
    <style:style style:name="T44" style:family="text">
      <style:text-properties fo:font-style="italic" officeooo:rsid="0079819b" style:font-style-asian="italic" style:font-style-complex="italic"/>
    </style:style>
    <style:style style:name="T45" style:family="text">
      <style:text-properties fo:font-style="italic" officeooo:rsid="0087b39b" style:font-style-asian="italic" style:font-style-complex="italic"/>
    </style:style>
    <style:style style:name="T46" style:family="text">
      <style:text-properties fo:font-style="italic" officeooo:rsid="008879cc" style:font-style-asian="italic" style:font-style-complex="italic"/>
    </style:style>
    <style:style style:name="T47" style:family="text">
      <style:text-properties officeooo:rsid="007d0e1e"/>
    </style:style>
    <style:style style:name="T48" style:family="text">
      <style:text-properties officeooo:rsid="0085735b"/>
    </style:style>
    <style:style style:name="T49" style:family="text">
      <style:text-properties officeooo:rsid="0087b39b"/>
    </style:style>
    <style:style style:name="T50" style:family="text">
      <style:text-properties officeooo:rsid="008879cc"/>
    </style:style>
    <style:style style:name="T51" style:family="text">
      <style:text-properties officeooo:rsid="008baa94"/>
    </style:style>
    <style:style style:name="T52" style:family="text">
      <style:text-properties officeooo:rsid="008e4c3e"/>
    </style:style>
    <style:style style:name="T53" style:family="text">
      <style:text-properties officeooo:rsid="00912fbf"/>
    </style:style>
    <style:style style:name="T54" style:family="text">
      <style:text-properties officeooo:rsid="0092a053"/>
    </style:style>
    <style:style style:name="T55" style:family="text">
      <style:text-properties officeooo:rsid="00946a76"/>
    </style:style>
    <style:style style:name="T56" style:family="text">
      <style:text-properties officeooo:rsid="00969644"/>
    </style:style>
    <style:style style:name="T57" style:family="text">
      <style:text-properties fo:font-variant="normal" fo:text-transform="none" fo:color="#000000" loext:opacity="100%" style:font-name="Droid Arabic Naskh" fo:font-size="12pt" fo:letter-spacing="normal" fo:font-style="normal" fo:font-weight="normal" style:font-size-asian="12pt" style:font-style-asian="normal" style:font-weight-asian="normal" style:font-name-complex="Droid Arabic Naskh2" style:font-size-complex="12pt"/>
    </style:style>
    <style:style style:name="T58" style:family="text">
      <style:text-properties fo:font-variant="normal" fo:text-transform="none" fo:color="#000000" loext:opacity="100%" style:font-name="Droid Arabic Naskh" fo:font-size="12pt" fo:letter-spacing="normal" fo:font-style="normal" fo:font-weight="normal" officeooo:rsid="001f8305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font-name="Droid Arabic Naskh" fo:font-size="12pt" fo:letter-spacing="normal" fo:font-style="normal" fo:font-weight="normal" officeooo:rsid="00b96dd9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T60" style:family="text">
      <style:text-properties fo:font-variant="normal" fo:text-transform="none" fo:color="#000000" loext:opacity="100%" style:font-name="Droid Arabic Naskh" fo:font-size="12pt" fo:letter-spacing="normal" fo:font-style="normal" fo:font-weight="normal" officeooo:rsid="00baa04b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Droid Arabic Naskh" fo:font-size="12pt" fo:letter-spacing="normal" fo:font-style="normal" fo:font-weight="normal" officeooo:rsid="001f8305" style:font-size-asian="12pt" style:font-style-asian="normal" style:font-weight-asian="normal" style:font-name-complex="Droid Arabic Naskh2" style:font-size-complex="12pt"/>
    </style:style>
    <style:style style:name="T62" style:family="text">
      <style:text-properties fo:font-variant="normal" fo:text-transform="none" fo:color="#000000" loext:opacity="100%" style:font-name="Droid Arabic Naskh" fo:font-size="12pt" fo:letter-spacing="normal" style:font-size-asian="12pt" style:font-name-complex="Droid Arabic Naskh2" style:font-size-complex="12pt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Droid Arabic Naskh" fo:font-size="12pt" fo:letter-spacing="normal" officeooo:rsid="001f8305" style:font-size-asian="12pt" style:font-name-complex="Droid Arabic Naskh2" style:font-size-complex="12pt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Droid Arabic Naskh" fo:font-size="12pt" fo:letter-spacing="normal" officeooo:rsid="00baa04b" style:font-size-asian="12pt" style:font-name-complex="Droid Arabic Naskh2" style:font-size-complex="12pt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Droid Arabic Naskh" fo:font-size="12pt" fo:letter-spacing="normal" fo:language="en" fo:country="US" fo:font-style="normal" fo:font-weight="normal" officeooo:rsid="001f8305" style:letter-kerning="false" style:font-name-asian="DejaVu Sans" style:font-size-asian="12pt" style:language-asian="en" style:country-asian="US" style:font-style-asian="normal" style:font-weight-asian="normal" style:font-name-complex="Droid Arabic Naskh2" style:font-size-complex="12pt" style:language-complex="ar" style:country-complex="SA"/>
    </style:style>
    <style:style style:name="T66" style:family="text">
      <style:text-properties fo:font-variant="normal" fo:text-transform="none" fo:color="#000000" loext:opacity="100%" style:font-name="Droid Arabic Naskh" fo:font-size="12pt" fo:letter-spacing="normal" fo:font-style="italic" officeooo:rsid="001f8305" style:font-size-asian="12pt" style:font-style-asian="italic" style:font-name-complex="Droid Arabic Naskh2" style:font-size-complex="12pt" style:font-style-complex="italic" style:font-weight-complex="normal"/>
    </style:style>
    <style:style style:name="T67" style:family="text">
      <style:text-properties fo:font-variant="normal" fo:text-transform="none" fo:color="#000000" loext:opacity="100%" style:font-name="Droid Arabic Naskh" fo:letter-spacing="normal" fo:font-style="normal" fo:font-weight="normal" style:font-size-asian="12pt" style:font-style-asian="normal" style:font-weight-asian="normal" style:font-name-complex="Droid Arabic Naskh2"/>
    </style:style>
    <style:style style:name="T68" style:family="text">
      <style:text-properties fo:font-variant="normal" fo:text-transform="none" fo:color="#000000" loext:opacity="100%" style:font-name="Droid Arabic Naskh" fo:letter-spacing="normal" fo:font-style="normal" fo:font-weight="normal" style:font-size-asian="12pt" style:font-style-asian="normal" style:font-weight-asian="normal" style:font-name-complex="Droid Arabic Naskh2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Droid Arabic Naskh" fo:letter-spacing="normal" fo:font-style="normal" fo:font-weight="normal" officeooo:rsid="001f8305" style:font-size-asian="12pt" style:font-style-asian="normal" style:font-weight-asian="normal" style:font-name-complex="Droid Arabic Naskh2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Droid Arabic Naskh" fo:letter-spacing="normal" fo:font-style="normal" fo:font-weight="normal" officeooo:rsid="001f8305" style:font-size-asian="12pt" style:font-style-asian="normal" style:font-weight-asian="normal" style:font-name-complex="Droid Arabic Naskh2"/>
    </style:style>
    <style:style style:name="T71" style:family="text">
      <style:text-properties fo:font-variant="normal" fo:text-transform="none" fo:color="#000000" loext:opacity="100%" style:font-name="Droid Arabic Naskh" fo:letter-spacing="normal" style:font-size-asian="12pt" style:font-name-complex="Droid Arabic Naskh2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Droid Arabic Naskh" fo:letter-spacing="normal" officeooo:rsid="001f8305" style:font-size-asian="12pt" style:font-name-complex="Droid Arabic Naskh2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Droid Arabic Naskh" fo:letter-spacing="normal" officeooo:rsid="00b8805d" style:font-size-asian="12pt" style:font-name-complex="Droid Arabic Naskh2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Droid Arabic Naskh" fo:letter-spacing="normal" officeooo:rsid="00bc8a0b" style:font-size-asian="12pt" style:font-name-complex="Droid Arabic Naskh2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Droid Arabic Naskh" fo:letter-spacing="normal" officeooo:rsid="00bca518" style:font-size-asian="12pt" style:font-name-complex="Droid Arabic Naskh2" style:font-style-complex="normal" style:font-weight-complex="normal"/>
    </style:style>
    <style:style style:name="T76" style:family="text">
      <style:text-properties style:font-name="Droid Arabic Naskh1" fo:font-size="12pt" officeooo:rsid="00104075" style:font-size-asian="10.5pt" style:font-name-complex="Droid Arabic Naskh1" style:font-size-complex="12pt"/>
    </style:style>
    <style:style style:name="T77" style:family="text">
      <style:text-properties style:font-name="Droid Arabic Naskh1" fo:font-size="12pt" officeooo:rsid="00128925" style:font-size-asian="10.5pt" style:font-name-complex="Droid Arabic Naskh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1 <text:s/>- <text:s/>بَيْتٌ: rumah</text:p>
      <text:p text:style-name="P83">2 <text:s/>- <text:s/>مَسْجِدٌ: masjid</text:p>
      <text:p text:style-name="P83">3 <text:s/>- <text:s/>بَابٌ: pintu</text:p>
      <text:p text:style-name="P83">4 <text:s/>- <text:s/>كِتَابٌ: buku bacaan</text:p>
      <text:p text:style-name="P83">5 <text:s/>- <text:s/>قَلَمٌ: pena</text:p>
      <text:p text:style-name="P83">6 <text:s/>- <text:s/>مِفْتاحٌ: kunci</text:p>
      <text:p text:style-name="P83">7 <text:s/>- <text:s/>مَكْتَبٌ: meja</text:p>
      <text:p text:style-name="P83">8 <text:s/>- <text:s/>سَرِيرٌ: ranjang</text:p>
      <text:p text:style-name="P83">9 <text:s/>- <text:s/>كُرْسِيٌّ: kursi</text:p>
      <text:p text:style-name="P83">10 <text:s/>- <text:s/>قَمِيصٌ: baju</text:p>
      <text:p text:style-name="P83">11 <text:s/>- <text:s/>مَطْبَخٌ: dapur</text:p>
      <text:p text:style-name="P83">12 <text:s/>- <text:s/>حَمَّامٌ: kamar mandi</text:p>
      <text:p text:style-name="P83">13 <text:s/>- <text:s/>فَصْلٌ: kelas</text:p>
      <text:p text:style-name="P83">14 <text:s/>- <text:s/>مَيْدَانٌ: lapangan</text:p>
      <text:p text:style-name="P83">15 <text:s/>- <text:s/>مُجَفَّفٌ: jemuran</text:p>
      <text:p text:style-name="P83">16 <text:s/>- <text:s/>مُمَرِّضٌ: perawat</text:p>
      <text:p text:style-name="P83">17 <text:s/>- <text:s/>مُؤَذِّنٌ: pengazan</text:p>
      <text:p text:style-name="P83">18 <text:s/>- <text:s/>حَدِيقَةٌ: kebun</text:p>
      <text:p text:style-name="P83">19 <text:s/>- <text:s/>بَطَّةٌ: itik betina</text:p>
      <text:p text:style-name="P83">20 <text:s/>- <text:s/>بَيْضَةٌ: telur</text:p>
      <text:p text:style-name="P83">21 <text:s/>- <text:s/>لُغَةٌ: bahasa</text:p>
      <text:p text:style-name="P83">22 <text:s/>- <text:s/>طَائِرٌ: burung</text:p>
      <text:p text:style-name="P83">23 <text:s/>- <text:s/>غَضْبانُ: pemarah</text:p>
      <text:p text:style-name="P83">24 <text:s/>- <text:s/>كَسْلانُ: pemalas</text:p>
      <text:p text:style-name="P83">25 <text:s/>- <text:s/>حَخَرٌ: batu</text:p>
      <text:p text:style-name="P83">26 <text:s/>- <text:s/>سُكَّرٌ: gula</text:p>
      <text:p text:style-name="P83">27 <text:s/>- <text:s/>كُوبٌ: gelas</text:p>
      <text:p text:style-name="P83">28 <text:s/>- <text:s/>لَبَنٌ: susu</text:p>
      <text:p text:style-name="P83">29 <text:s/>- <text:s/>لَذِيذٌ: lezat</text:p>
      <text:p text:style-name="P83">30 <text:s/>- <text:s/>بَارِدٌ: dingin</text:p>
      <text:p text:style-name="P83">31 <text:s/>- <text:s/>حَارٌّ: panas</text:p>
      <text:p text:style-name="P83">32 <text:s/>- <text:s/>جَمِيلٌ: indah / bagus</text:p>
      <text:p text:style-name="P83">33 <text:s/>- <text:s/>قَبِيحٌ: jelek</text:p>
      <text:p text:style-name="P83">34 <text:s/>- <text:s/>قَوِيٌّ: kuat</text:p>
      <text:p text:style-name="P83">35 <text:s/>- <text:s/>قَرِيبٌ: dekat</text:p>
      <text:p text:style-name="P83">36 <text:s/>- <text:s/>بَعِيدٌ: jauh</text:p>
      <text:p text:style-name="P83">37 <text:s/>- <text:s/>طَوِيلٌ: panjang</text:p>
      <text:p text:style-name="P83">38 <text:s/>- <text:s/>قَصِيرٌ: pendek</text:p>
      <text:p text:style-name="P83">39 <text:s/>- <text:s/>مَكْسُورٌ: patah</text:p>
      <text:p text:style-name="P83">40 <text:s/>- <text:s/>ثَلَّاجَةٌ: kulkas</text:p>
      <text:p text:style-name="P83">41 <text:s/>- <text:s/>مِلْعَقَةٌ: sendok</text:p>
      <text:p text:style-name="P83">42 <text:s/>- <text:s/>وِسَادَةٌ: bantal</text:p>
      <text:p text:style-name="P83">43 <text:s/>- <text:s/>خِزَانَةٌ: lemari</text:p>
      <text:p text:style-name="P83">44 <text:s/>- <text:s/>نَافِذَةٌ: jendela</text:p>
      <text:p text:style-name="P83">45 <text:s/>- <text:s/>سَاعَةٌ: jam</text:p>
      <text:p text:style-name="P83">46 <text:s/>- <text:s/>جِدَارٌ: dinding</text:p>
      <text:p text:style-name="P83">47 <text:s/>- <text:s/>مِكْوَاةٌ: setrika</text:p>
      <text:p text:style-name="P83">48 <text:s/>- <text:s/>دَرَّاجَةٌ: sepeda/motor</text:p>
      <text:p text:style-name="P83">49 <text:s/>- <text:s/>دَجَّاجَةٌ: ayam betina</text:p>
      <text:p text:style-name="P83">50 <text:s/>- <text:s/>زُبالَةٌ: sampah</text:p>
      <text:p text:style-name="P83">51 <text:s/>- <text:s/>مَزْبَلَةٌ: tempat sampah</text:p>
      <text:p text:style-name="P83">52 <text:s/>- <text:s/>مِكْنَسَةٌ: sapu</text:p>
      <text:p text:style-name="P83">53 <text:s/>- <text:s/>مِمْسَحَةٌ: penghapus</text:p>
      <text:p text:style-name="P83">54 <text:s/>- <text:s/>مِجْرَفَةٌ: sekop</text:p>
      <text:p text:style-name="P83">55 <text:s/>- <text:s/>رَأْسٌ: kepala</text:p>
      <text:p text:style-name="P83">56 <text:s/>- <text:s/>شَعْرٌ: rambut</text:p>
      <text:p text:style-name="P83"><text:soft-page-break/>57 <text:s/>- <text:s/>رِجْلٌ: kaki</text:p>
      <text:p text:style-name="P83">58 <text:s/>- <text:s/>عَيْنٌ: mata</text:p>
      <text:p text:style-name="P83">59 <text:s/>- <text:s/>أَنْفٌ: hidung</text:p>
      <text:p text:style-name="P83">60 <text:s/>- <text:s/>أُذُنٌ: telinga</text:p>
      <text:p text:style-name="P83">61 <text:s/>- <text:s/>بَطْنٌ: perut</text:p>
      <text:p text:style-name="P83">62 <text:s/>- <text:s/>فَمٌ: mulut</text:p>
      <text:p text:style-name="P83">63 <text:s/>- <text:s/>لِسانٌ: lidah</text:p>
      <text:p text:style-name="P83">64 <text:s/>- <text:s/>سِنٌّ: gigi</text:p>
      <text:p text:style-name="P83">65 <text:s/>- <text:s/>ظَهْرٌ: punggung</text:p>
      <text:p text:style-name="P83">66 <text:s/>- <text:s/>شَفَةٌ: bibir</text:p>
      <text:p text:style-name="P83">67 <text:s/>- <text:s/>صَدْرٌ: dada</text:p>
      <text:p text:style-name="P83">68 <text:s/>- <text:s/>يَدٌ: tangan</text:p>
      <text:p text:style-name="P83">69 <text:s/>- <text:s/>إصْبَعٌ: jari</text:p>
      <text:p text:style-name="P83">70 <text:s/>- <text:s/>جَلَسَ -يَجْلِسُ: duduk</text:p>
      <text:p text:style-name="P83">71 <text:s/>- <text:s/>دَخَلَ -يَدْخُلُ: masuk</text:p>
      <text:p text:style-name="P83">72 <text:s/>- <text:s/>طَبَخَ - يَطْبَخُ: memasak</text:p>
      <text:p text:style-name="P83">73 <text:s/>- <text:s/>لَعِبَ - يَلْعَبُ: bermain</text:p>
      <text:p text:style-name="P83">74 <text:s/>- <text:s/>أَكَلَ - يَأكُلُ: makan</text:p>
      <text:p text:style-name="P83">75 <text:s/>- <text:s/>شَرِبَ - يَشْرَبُ: minum</text:p>
      <text:p text:style-name="P83">76 <text:s/>- <text:s/>نَامَ - يَنَامُ: tidur</text:p>
      <text:p text:style-name="P83">77 <text:s/>- <text:s/>قَامَ - يَقُومُ: bangkit</text:p>
      <text:p text:style-name="P83">78 <text:s/>- <text:s/>ضَرَبَ - يَضْرَبُ: memukul</text:p>
      <text:p text:style-name="P83">79 <text:s/>- <text:s/>اِشْتَرَى – يَشْتَرِي: membeli</text:p>
      <text:p text:style-name="P83">80 <text:s/>- <text:s/>غَسَلَ - يَغْسِلُ: mencuci</text:p>
      <text:p text:style-name="P83">81 <text:s/>- <text:s/>اِغْتَسَلَ - يَغْتَسِلُ: mandi</text:p>
      <text:p text:style-name="P83">82 <text:s/>- <text:s/>مَسَحَ - يَمْسَحُ: mengusap</text:p>
      <text:p text:style-name="P83">83 <text:s/>- <text:s/>أخَذَ <text:s/>- يَأخُذُ: mengambil</text:p>
      <text:p text:style-name="P83">84 <text:s/>- <text:s/>وَضَعَ - يَضَعُ: meletakkan</text:p>
      <text:p text:style-name="P83">85 <text:s/>- <text:s/>سَتَرَ - يَسْتُرُ: menutup</text:p>
      <text:p text:style-name="P83">86 <text:s/>- <text:s/>قَطَفَ - يَقْطِفُ: memetik</text:p>
      <text:p text:style-name="P83">87 <text:s/>- <text:s/>اِسْتَعْمَلَ - يَسْتَعْمِلُ: memakai</text:p>
      <text:p text:style-name="P83">88 <text:s/>- <text:s/>لَبِسَ - يَلْبَسُ: memakai (baju)</text:p>
      <text:p text:style-name="P83">89 <text:s/>- <text:s/>جَفَّفَ - يُجَفِّفُ: menjemur / mengeringkan</text:p>
      <text:p text:style-name="P83">90 <text:s/>- <text:s/>طَوَى – يَطْوِي: melipat</text:p>
      <text:p text:style-name="P83">91 <text:s/>- <text:s/>ضَحِكَ - يَضْحَكُ: tertawa</text:p>
      <text:p text:style-name="P83">92 <text:s/>- <text:s/>بَكَى – يَبْكِي: menangis</text:p>
      <text:p text:style-name="P83">93 <text:s/>- <text:s/>بَقِيَ - يَبْقِي: tersisa</text:p>
      <text:p text:style-name="P83">94 <text:s/>- <text:s/>دَلَّكَ - يُدَلِّكُ: memijat</text:p>
      <text:p text:style-name="P83">95 <text:s/>- <text:s/>جَرَى – يَجْرِي: berlari</text:p>
      <text:p text:style-name="P83">96 <text:s/>- <text:s/>مَشَى – يَمْشِي: berjalan</text:p>
      <text:p text:style-name="P83">97 <text:s/>- <text:s/>مَزَحَ - يَمْزَحُ: bercanda</text:p>
      <text:p text:style-name="P83">98 <text:s/>- <text:s/>عَلَّقَ - يُعَلِّقُ: menggantungkan</text:p>
      <text:p text:style-name="P83">99 <text:s/>- <text:s/>فَرِحَ - يَفْرَحُ: senang</text:p>
      <text:p text:style-name="P83">100 <text:s/>- <text:s/>حَزِنَ - يَحْزَنُ: sedih</text:p>
      <text:p text:style-name="P83">101 <text:s/>- <text:s/>مَرِضَ - يَمْرَضُ: sakit</text:p>
      <text:p text:style-name="P83">102 <text:s/>- <text:s/>رَمَى – يَرْمِي: membuang / melempar</text:p>
      <text:p text:style-name="P83">103 <text:s/>- <text:s/>مَفْقُودٌ: hilang</text:p>
      <text:p text:style-name="P83">104 <text:s/>- <text:s/>رَاجَعَ - يُرَاجِعُ: mengulang pelajaran</text:p>
      <text:p text:style-name="P83">105 <text:s/>- <text:s/>حَفِظَ - يَحْفَظُ: menghafal</text:p>
      <text:p text:style-name="P83">106 <text:s/>- <text:s/>رِيَاضِيَّاتٌ: matematika</text:p>
      <text:p text:style-name="P83">107 <text:s/>- <text:s/>رِيَاضَةٌ: olahraga</text:p>
      <text:p text:style-name="P83">108 <text:s/>- <text:s/>سَمَّعَ - يُسَمِّعُ: memperdengarkan / menyetor hafalan</text:p>
      <text:p text:style-name="P83"><text:soft-page-break/>109 <text:s/>- <text:s/>حَمَلَ - يَحْمِلُ: membawa</text:p>
      <text:p text:style-name="P83">110 <text:s/>- <text:s/>رَفَسَ - يَرْفُسُ: menendang</text:p>
      <text:p text:style-name="P83">111 <text:s/>- <text:s/>فَتَحَ - يَفْتَحُ: membuka</text:p>
      <text:p text:style-name="P83">112 <text:s/>- <text:s/>أغْلَقَ - يُغْلِقُ: menutup</text:p>
      <text:p text:style-name="P83">113 <text:s/>- <text:s/>أشْعَلَ - يُشْعِلُ: menyalakan</text:p>
      <text:p text:style-name="P83">114 <text:s/>- <text:s/>أطْفَأَ - يُطْفِئُ: mematikan</text:p>
      <text:p text:style-name="P83">115 <text:s/>- <text:s/>قَطَعَ - يَقْطَعُ: memotong</text:p>
      <text:p text:style-name="P83">116 <text:s/>- <text:s/>سَاعَدَ - يُسَاعِدُ: menolong</text:p>
      <text:p text:style-name="P83">117 <text:s/>- <text:s/>بَدَّلَ - يُبَدِّلُ: mengganti</text:p>
      <text:p text:style-name="P83">118 <text:s/>- <text:s/>رَفَعَ - يَرْفَعُ: mengangkat</text:p>
      <text:p text:style-name="P83">119 <text:s/>- <text:s/>رَبَطَ - يَرْبِطُ: mengikat</text:p>
      <text:p text:style-name="P83">120 <text:s/>- <text:s/>حَبْلٌ: tali</text:p>
      <text:p text:style-name="P83">121 <text:s/>- <text:s/>رَائِحَةٌ: aroma</text:p>
      <text:p text:style-name="P83">122 <text:s/>- <text:s/>زَحْزَحَ - يُزَحْزِحُ: bergeser</text:p>
      <text:p text:style-name="P83">123 <text:s/>- <text:s/>مُوقِدٌ: kompor</text:p>
      <text:p text:style-name="P83">124 <text:s/>- <text:s/>طَبْقٌ: nampan</text:p>
      <text:p text:style-name="P83">125 <text:s/>- <text:s/>سِكِّينٌ: pisau</text:p>
      <text:p text:style-name="P83">126 <text:s/>- <text:s/>بَصَلٌ: bawang merah</text:p>
      <text:p text:style-name="P83">127 <text:s/>- <text:s/>ثَومٌ: bawang putih</text:p>
      <text:p text:style-name="P83">128 <text:s/>- <text:s/>مِقْلاةُ: kuwali</text:p>
      <text:p text:style-name="P83">129 <text:s/>- <text:s/>زَيْتٌ: minyak</text:p>
      <text:p text:style-name="P83">130 <text:s/>- <text:s/>إبْرِيقٌ: ceret</text:p>
      <text:p text:style-name="P83">131 <text:s/>- <text:s/>قَارُورَةٌ: botol</text:p>
      <text:p text:style-name="P83">132 <text:s/>- <text:s/>كُرْكُمٌ: kunyit</text:p>
      <text:p text:style-name="P83">133 <text:s/>- <text:s/>زَنْجَبِيلٌ: jahe</text:p>
      <text:p text:style-name="P83">134 <text:s/>- <text:s/>مِخْلاطٌ: blender</text:p>
      <text:p text:style-name="P83">135 <text:s/>- <text:s/>بَطَاطِسُ: kentang</text:p>
      <text:p text:style-name="P83">136 <text:s/>- <text:s/>خِيَّارٌ: mentimun</text:p>
      <text:p text:style-name="P83">137 <text:s/>- <text:s/>بَاذِنْجَانٌ: terong</text:p>
      <text:p text:style-name="P83">138 <text:s/>- <text:s/>صَنَعَ - يَصْنَعُ: membuat</text:p>
      <text:p text:style-name="P83"/>
      <text:p text:style-name="P83"/>
      <text:p text:style-name="P83"/>
      <text:p text:style-name="P83">---------------الألوان---------------</text:p>
      <text:p text:style-name="P83">143 <text:s/>- <text:s/>أسْوَدُ - سَوْداءُ: hitam</text:p>
      <text:p text:style-name="P83">144 <text:s/>- <text:s/>أبْيَضُ - بَيْضَاء: putih</text:p>
      <text:p text:style-name="P83">145 <text:s/>- <text:s/>أصْفَرُ - صَفْرَاءُ: kuning</text:p>
      <text:p text:style-name="P83">146 <text:s/>- <text:s/>أخْضَرُ - خَضْرَاءُ: hijau</text:p>
      <text:p text:style-name="P83">147 <text:s/>- <text:s/>أحْمَرُ - حَمْرَاءُ: merah</text:p>
      <text:p text:style-name="P83">148 <text:s/>- <text:s/>أزْرَقُ - زَرْقَاءُ: biru</text:p>
      <text:p text:style-name="P83">149 <text:s/>- <text:s/>بُنِّيٌّ - بُنِّيَّةٌ: cokelat</text:p>
      <text:p text:style-name="P83">150 <text:s/>- <text:s/>بُرْتُقَالِيُّ - بُرْتُقَالِيَّةٌ: oranye</text:p>
      <text:p text:style-name="P83">151 <text:s/>- <text:s/>فَارَنْقُلِيٌّ - فَارَنْقُلِيَّةٌ: pink</text:p>
      <text:p text:style-name="P83">152 <text:s/>- <text:s/>أرْجُوَانِيٌّ - أرْجُوَانِيَّةٌ: ungu</text:p>
      <text:p text:style-name="P83">153 <text:s/>- <text:s/>بَاجٌ: abu-abu</text:p>
      <text:p text:style-name="P83">--------------------------------------</text:p>
      <text:p text:style-name="P83">155 <text:s/>- <text:s/>بَاعَ - يَبِيعُ: menjual</text:p>
      <text:p text:style-name="P83">156 <text:s/>- <text:s/>احْتَرمَ - يَحْتَرِمَ: menghormati</text:p>
      <text:p text:style-name="P83">157 <text:s/>- <text:s/>طَابُورٌ: antrian</text:p>
      <text:p text:style-name="P83">158 <text:s/>- <text:s/>مِلْحٌ: garam</text:p>
      <text:p text:style-name="P83">159 <text:s/>- <text:s/>ظَنَّ - يَظُنُّ: mengira</text:p>
      <text:p text:style-name="P83">160 <text:s/>- <text:s text:c="2"/>أرْسَلَ - يُرْسِلُ إلَى: mengirim</text:p>
      <text:p text:style-name="P83">161 <text:s/>- <text:s/>افْتَقَرَ - يَفْتَقِرُ إلَى: membutuhkan</text:p>
      <text:p text:style-name="P83">162 <text:s/>- <text:s/>نَظَرَ - يَنْظُرُ إلى: melihat</text:p>
      <text:p text:style-name="P83">163 <text:s/>- <text:s/>بَحَثَ – يَبْحَثَ عَنْ: mencari</text:p>
      <text:p text:style-name="P83">164 <text:s/>- <text:s/>بَحَثَ - يَبْحَثُ فِى: membahas</text:p>
      <text:p text:style-name="P83"><text:soft-page-break/>165 <text:s/>- <text:s/>اِنْتَهَى – يَنْتَهِى مِنْ: selesai</text:p>
      <text:p text:style-name="P83">166 <text:s/>- <text:s/>اِشْتَاق – يَشْتَاق إِلَى: rindu</text:p>
      <text:p text:style-name="P83">167 <text:s/>- <text:s/>...اِسْتَوعَبَ - يَسْتَوْعِبُ بِـ: menampung</text:p>
      <text:p text:style-name="P83">168 <text:s/>- <text:s/>رَغِبَ - يَرْغَبُ فِي: mencintai</text:p>
      <text:p text:style-name="P83">169 <text:s/>- <text:s/>رَغِبَ - يَرْغَبُ عَنْ: membenci</text:p>
      <text:p text:style-name="P83">170 <text:s/>- <text:s/>دَعَا – يَدْعُو لِـ : berdoa kebaikan </text:p>
      <text:p text:style-name="P83"><text:tab/><text:tab/>untuk seseorang</text:p>
      <text:p text:style-name="P83">172 <text:s/>- <text:s/>دَعَا – يَدْعُو عَلَى: berdoa keburukan </text:p>
      <text:p text:style-name="P83"><text:tab/><text:tab/> <text:s text:c="3"/>untuk seseorang</text:p>
      <text:p text:style-name="P83">174 <text:s/>- <text:s/>تَرَكَ - يَتْرُكُ: meninggalkan</text:p>
      <text:p text:style-name="P83">175 <text:s/>- <text:s/>قَلَى – يَقْلِي: menggoreng</text:p>
      <text:p text:style-name="P83">176 <text:s/>- <text:s/>سَلَقَ - يَسْلِقُ: merebus</text:p>
      <text:p text:style-name="P83">177 <text:s/>- <text:s/>تَجَادَلَ - يَتَجَادَلُ: bertengkar (mulut)</text:p>
      <text:p text:style-name="P83">178 <text:s/>- <text:s/>..اِتَّصَلَ - يَتَّصِلُ بِـ: menelfon</text:p>
      <text:p text:style-name="P83">179 <text:s/>- <text:s/>تَخَاصَمَ - يَتَخَاصَمُ: bertengkar (fisik)</text:p>
      <text:p text:style-name="P83">180 <text:s/>- <text:s/>وَزَّعَ - يُوَزِّعُ: membagikan</text:p>
      <text:p text:style-name="P83">181 <text:s/>- <text:s/>تَأخَّرَ - يَتَأَخَّرُ: terlambat</text:p>
      <text:p text:style-name="P83">182 <text:s/>- <text:s/>مِشْجَبٌ: hanger</text:p>
      <text:p text:style-name="P83">183 <text:s/>- <text:s/>ألْفٌ (ج) آلافٌ: seribu</text:p>
      <text:p text:style-name="P83">184 <text:s/>- <text:s/>دَفَعَ - يَدْفَعُ: membayar</text:p>
      <text:p text:style-name="P83">185 <text:s/>- <text:s/>اِنْتَظَرَ - يَنْتَظِرُ: menunggu</text:p>
      <text:p text:style-name="P83">186 <text:s/>- <text:s/>أصَابَ - يُصِيبُ: mengenai</text:p>
      <text:p text:style-name="P83">187 <text:s/>- <text:s/>مَارَسَ - يُمَارِسُ: mempraktekkan</text:p>
      <text:p text:style-name="P83">188 <text:s/>- <text:s/>جَرَّبَ - يُجَرِّبُ: mencoba</text:p>
      <text:p text:style-name="P83">189 <text:s/>- <text:s/>أَنْهَى – يُنْهِى: menghabiskan</text:p>
      <text:p text:style-name="P83">190 <text:s/>- <text:s/>سَقَطَ - يَسْقُطُ: jatuh</text:p>
      <text:p text:style-name="P83">191 <text:s/>- <text:s/>بَعُوضَةٌ: nyamuk</text:p>
      <text:p text:style-name="P83">192 <text:s/>- <text:s/>وَجَدَ - يَجِدُ: mendapatkan</text:p>
      <text:p text:style-name="P83">193 <text:s/>- <text:s/>ذُبَابٌ: lalat</text:p>
      <text:p text:style-name="P83">194 <text:s/>- <text:s/>طَاجِنٌ: kuali</text:p>
      <text:p text:style-name="P83">195 <text:s/>- <text:s/>أيْقَظَ - يُوقِظُ: membangunkan</text:p>
      <text:p text:style-name="P83">196 <text:s/>- <text:s/>اِقْتِطَاعٌ: diskon</text:p>
      <text:p text:style-name="P83">197 <text:s/>- <text:s/>أخْبَرَ - يُخْبِرُ: mengabarkan</text:p>
      <text:p text:style-name="P83">198 <text:s/>- <text:s/>رَائِحَةٌ: aroma</text:p>
      <text:p text:style-name="P83">199 <text:s/>- <text:s/>عَطِيرٌ: harum</text:p>
      <text:p text:style-name="P83">200 <text:s/>- <text:s/>عَفِينٌ: bau</text:p>
      <text:p text:style-name="P83">201 <text:s/>- <text:s/>فَازَ - يَفُوزُ: menang</text:p>
      <text:p text:style-name="P83">202 <text:s/>- <text:s/>مُبَارَةٌ / مُسَابَقَةٌ: perlombaan</text:p>
      <text:p text:style-name="P83">203 <text:s/>- <text:s/>أدْمَنُ - يُدْمِنُ: kecanduan</text:p>
      <text:p text:style-name="P83">204 <text:s/>- <text:s/>حَكَّ - يَحُكُّ: menggaruk</text:p>
      <text:p text:style-name="P83">205 <text:s/>- <text:s/>لَحْظَةٌ: sebentar </text:p>
      <text:p text:style-name="P83">206 <text:s/>- <text:s/>عَادَةٌ: kebiasaan / adat</text:p>
      <text:p text:style-name="P83">207 <text:s/>- <text:s/>رَشَّاشٌ: semprotan</text:p>
      <text:p text:style-name="P83">208 <text:s/>- <text:s/>سَخِّنَ - يُسَخِّنُ: memanaskan</text:p>
      <text:p text:style-name="P83">209 <text:s/>- <text:s/>كُمَّامٌ / كِمَامٌ: masker</text:p>
      <text:p text:style-name="P83">210 <text:s/>- <text:s/>نَاتِجَةٌ: nilai / hasil</text:p>
      <text:p text:style-name="P83">211 <text:s/>- <text:s/>حَنَفَيَّةٌ: kran</text:p>
      <text:p text:style-name="P83">212 <text:s/>- <text:s text:c="2"/>مَا زَالَ - لا يَزَالُ: masih</text:p>
      <text:p text:style-name="P83">213 <text:s/>- <text:s/>خَلَّطَ - يُخَلِّطُ: mencapur</text:p>
      <text:p text:style-name="P83">214 <text:s/>- <text:s/>خَلَّاطٌ: blender</text:p>
      <text:p text:style-name="P83">215 <text:s/>- <text:s/>خَزَّنَ - يُخَزِّنُ: menabung</text:p>
      <text:p text:style-name="P83">216 <text:s/>- <text:s/>أصْلَحَ - يُصْلِحُ: memperbaiki</text:p>
      <text:p text:style-name="P83"><text:soft-page-break/>217 <text:s/>- <text:s/>مُذَكِّرَةٌ: catatan</text:p>
      <text:p text:style-name="P83">218 <text:s/>- <text:s/>مُلَخَّصٌ: ringkasan</text:p>
      <text:p text:style-name="P83">219 <text:s/>- <text:s/>أطْلَقَ - يُطْلِقُ: melepaskan</text:p>
      <text:p text:style-name="P83">220 <text:s/>- <text:s/>دَفَقَ - يَدْفُقُ: menumpahkan</text:p>
      <text:p text:style-name="P83">221 <text:s/>- <text:s/>مُنَبِّهٌ: alarm</text:p>
      <text:p text:style-name="P83">222 <text:s/>- <text:s/>أرْجَعَ - يُرْجِعُ: mengembalikan</text:p>
      <text:p text:style-name="P83">223 <text:s/>- <text:s/>مَلَفٌّ: map</text:p>
      <text:p text:style-name="P83">224 <text:s/>- <text:s/>خَرِيطَةٌ: peta</text:p>
      <text:p text:style-name="P83">225 <text:s/>- <text:s/>مِقَصٌّ: gunting</text:p>
      <text:p text:style-name="P83">226 <text:s/>- <text:s/>جَرَّ - يَجُرُّ: menarik</text:p>
      <text:p text:style-name="P83">227 <text:s/>- <text:s/>مَدَّ - يَمُدُّ: mengulurkan</text:p>
      <text:p text:style-name="P83">228 <text:s/>- <text:s/>بَلَّلَ - يُبَلِّلُ: membasahi</text:p>
      <text:p text:style-name="P83">229 <text:s/>- <text:s/>مُبَلَّلٌ / مَبْلُولٌ: basah</text:p>
      <text:p text:style-name="P83">230 <text:s/>- <text:s/>مَجَّانٌ: gratis</text:p>
      <text:p text:style-name="P83">231 <text:s/>- <text:s/>نَسَخَ - يَنْسَخُ: menyalin / meng-copy</text:p>
      <text:p text:style-name="P83">232 <text:s/>- <text:s/>أجْبَرَ - يُجْبِرُ: memaksa</text:p>
      <text:p text:style-name="P83">233 <text:s/>- <text:s/>نَقَعَ - يَنْقَعُ: merendam</text:p>
      <text:p text:style-name="P83">234 <text:s/>- <text:s/>طَحَنَ - يَطْحَنُ: menggiling</text:p>
      <text:p text:style-name="P83">235 <text:s/>- <text:s/>دَقِيقٌ: tepung</text:p>
      <text:p text:style-name="P83">236 <text:s/>- <text:s/>نَدِمَ - يَنْدَمُ: menyesal</text:p>
      <text:p text:style-name="P83">237 <text:s/>- <text:s/>سُلَّمٌ: tangga</text:p>
      <text:p text:style-name="P83">238 <text:s/>- <text:s/>طَرِيقَةٌ: cara</text:p>
      <text:p text:style-name="P83">239 <text:s/>- <text:s/>ثَرِيدٌ: bubur</text:p>
      <text:p text:style-name="P83">240 <text:s/>- <text:s/>خَيْطٌ: benag</text:p>
      <text:p text:style-name="P83">241 <text:s/>- <text:s/>خَيَّطَ - يُخَيِّطُ: menjahit</text:p>
      <text:p text:style-name="P83">242 <text:s/>- <text:s/>اِنْتَقَلَ - يَنْتَقِلُ: pindah</text:p>
      <text:p text:style-name="P83">243 <text:s/>- <text:s/>أَنْقَلَ - يُنْقِلُ: memindahkan</text:p>
      <text:p text:style-name="P83">244 <text:s/>- <text:s/>لُعَابٌ: ludah</text:p>
      <text:p text:style-name="P83">245 <text:s/>- <text:s/>بُصَاقٌ: dahak</text:p>
      <text:p text:style-name="P83">246 <text:s/>- <text:s/>مُخَاطٌ: ingus</text:p>
      <text:p text:style-name="P83">247 <text:s/>- <text:s/>دَيْنٌ: hutang</text:p>
      <text:p text:style-name="P83">248 <text:s/>- <text:s/>دَانَ - يَدِينُ: berhutang</text:p>
      <text:p text:style-name="P83">249 <text:s/>- <text:s/>سَجَّلَ - يُسَجِّلُ: merekam</text:p>
      <text:p text:style-name="P83">250 <text:s/>- <text:s/>حَنَقَ - يَحْنَقُ مِنْ: mengambek</text:p>
      <text:p text:style-name="P83">251 <text:s/>- <text:s/>شَعَرَ - يَشْعُرُ: merasakan</text:p>
      <text:p text:style-name="P83">252 <text:s/>- <text:s/>أُنْبُوبَةٌ: pipa</text:p>
      <text:p text:style-name="P83">253 <text:s/>- <text:s/>صُدَاعٌ: pusing</text:p>
      <text:p text:style-name="P83">254 <text:s/>- <text:s/>سُعِالٌ: batuk</text:p>
      <text:p text:style-name="P83">255 <text:s/>- <text:s/>حَمَّلَ - يُحَمِّلُ: men-download</text:p>
      <text:p text:style-name="P83">256 <text:s/>- <text:s/>نَصَبَ - يَنْصِبُ: meng-install</text:p>
      <text:p text:style-name="P83">257 <text:s/>- <text:s/>شَحَنَ - يَشْحَنُ: menge-cas</text:p>
      <text:p text:style-name="P83">258 <text:s/>- <text:s/>زَرَعَ - يَزْرَعُ: menanam</text:p>
      <text:p text:style-name="P83">259 <text:s/>- <text:s/>حَصَدَ - يَحْصُدُ: memanen</text:p>
      <text:p text:style-name="P83">260 <text:s/>- <text:s/>تَبَعْثَرَ - يَتَبَعْثَرُ: berserakan</text:p>
      <text:p text:style-name="P83">261 <text:s/>- <text:s/>بَعْثَرَ - يُبَعْثِرُ: menyerakkan</text:p>
      <text:p text:style-name="P83">262 <text:s/>- <text:s/>فَائِدةُ: manfaat</text:p>
      <text:p text:style-name="P83">263 <text:s/>- <text:s/>سَعَى – يَسْعَى: berusaha</text:p>
      <text:p text:style-name="P83">264 <text:s/>- <text:s/>فَهِمَ - يَفْهَمُ: memahami</text:p>
      <text:p text:style-name="P83">265 <text:s/>- <text:s/>كَهْرُبَائِيٌّ: listrik</text:p>
      <text:p text:style-name="P83">266 <text:s/>- <text:s/>اِنْقَطَعَ - يَنْقَطِعُ: putus / terpotong</text:p>
      <text:p text:style-name="P83">267 <text:s/>- <text:s/>اِنْطَفَأَ - يَنْطَفِؤُ: padam</text:p>
      <text:p text:style-name="P83"/>
      <text:p text:style-name="P83"/>
      <text:p text:style-name="P83">-----------------التهنيةُ----------------</text:p>
      <text:p text:style-name="P83">271 <text:s/>- <text:s/>siang : <text:s/></text:p>
      <text:p text:style-name="P83"><text:soft-page-break/><text:s/>سَعِيدٌ مُبَارَكٌ <text:s/>→ نَهَارُكَ السَّعِيدُ</text:p>
      <text:p text:style-name="P83"/>
      <text:p text:style-name="P83">274 <text:s/>- <text:s/>malam : </text:p>
      <text:p text:style-name="P83">سَعِيدٌ مُبَارَكٌ → لَيْلَتُكَ السَعِيدُ</text:p>
      <text:p text:style-name="P83"/>
      <text:p text:style-name="P83">277 <text:s/>- <text:s/>menyambut: </text:p>
      <text:p text:style-name="P83">أهْلاً بِكَ → أهٌلاً وَسَهْلاً وَمَرْهَبًا</text:p>
      <text:p text:style-name="P83"/>
      <text:p text:style-name="P83">280 <text:s/>- <text:s/>selamat: </text:p>
      <text:p text:style-name="P83">هَنَّأكَ اللَّه → هَنِيئًا</text:p>
      <text:p text:style-name="P83"><text:s/>اللَّه يُبَارِكُ فِيكَ → مُبَارَك</text:p>
      <text:p text:style-name="P83">283 <text:s/>- <text:s/>berpisah: </text:p>
      <text:p text:style-name="P83">فِي أمَانِ اللَّه → مَعَ السَلَامَةِ</text:p>
      <text:p text:style-name="P83">إلَى اللِقَاءِ → رَافَقَتْكَ السَّلَامَةُ</text:p>
      <text:p text:style-name="P83"/>
      <text:p text:style-name="P83">287 <text:s/>- <text:s/>setelah tidur:</text:p>
      <text:p text:style-name="P83"><text:s/>صَحَّ اللَّه بَدَنَكَ → صَحَّ النَّومُ</text:p>
      <text:p text:style-name="P83">-----------------------------------------</text:p>
      <text:p text:style-name="P83"/>
      <text:p text:style-name="P83"/>
      <text:p text:style-name="P83"/>
      <text:p text:style-name="P83">293 <text:s/>- <text:s/>ألْصَقَ - يُلْصِقُ: menempelkan</text:p>
      <text:p text:style-name="P83">294 <text:s/>- <text:s/>مَجَلَّةٌ حَائِطِيَّةٌ: mading</text:p>
      <text:p text:style-name="P83">295 <text:s/>- <text:s/>تَوْقِيعٌ: tanda tangan</text:p>
      <text:p text:style-name="P83">296 <text:s/>- <text:s/>دَبَّاسَةٌ: klip</text:p>
      <text:p text:style-name="P83">297 <text:s/>- <text:s/>غِلَاَفٌ: sampul</text:p>
      <text:p text:style-name="P83">298 <text:s/>- <text:s/>اِسْتَخَفَّ - يَسْتَخِفُّ: menghinakan</text:p>
      <text:p text:style-name="P83">299 <text:s/>- <text:s/>أَهْمَلَ - يُهْمِلُ: mengabaikan</text:p>
      <text:p text:style-name="P83">300 <text:s/>- <text:s/>غَرِقَ -يَغْرَقُ: tenggelam</text:p>
      <text:p text:style-name="P83">301 <text:s/>- <text:s/>بُحَيْرَةٌ: danau</text:p>
      <text:p text:style-name="P83">302 <text:s/>- <text:s/>أَخْبَأَ <text:s/>- يُخْبِئُ: menyembunyikan</text:p>
      <text:p text:style-name="P83">303 <text:s/>- <text:s/>اِخْتَبَأَ - يَخْتَبِئُ: bersembunyi</text:p>
      <text:p text:style-name="P83">304 <text:s/>- <text:s/>أَزْعَجَ - يُزْعِجُ: mengganggu</text:p>
      <text:p text:style-name="P83">305 <text:s/>- <text:s/>نَجَّارُ: tukang kayu / mebel</text:p>
      <text:p text:style-name="P83">306 <text:s/>- <text:s/>بَنَّاءُ : tukang bangunan</text:p>
      <text:p text:style-name="P83">307 <text:s/>- <text:s/>اِضْطَرَّ - مُضْطَرٌّ : terpaksa</text:p>
      <text:p text:style-name="P83">308 <text:s/>- <text:s/>اِشْتَرَكَ - يَشْتَرِكُ : ikut serta / </text:p>
      <text:p text:style-name="P83"><text:tab/><text:tab/>berlangganan</text:p>
      <text:p text:style-name="P83">310 <text:s/>- <text:s/>شَوَى – يَشْوِي: memanggang</text:p>
      <text:p text:style-name="P83">311 <text:s/>- <text:s/>تَكَبَّرَ - يَتَكَبَّرُ: sombong</text:p>
      <text:p text:style-name="P83">312 <text:s/>- <text:s/>غَنَّى – يُغَنِّي: bernyanyi</text:p>
      <text:p text:style-name="P83">313 <text:s/>- <text:s/>رَافَقَ - يُرَافِقُ: menemani</text:p>
      <text:p text:style-name="P83">314 <text:s/>- <text:s/>فَيَضَانٌ: banjir</text:p>
      <text:p text:style-name="P83">315 <text:s/>- <text:s/>وَثَبَ - يَثِبُ: locat</text:p>
      <text:p text:style-name="P83">316 <text:s/>- <text:s/>فَانِلَةٌ: baju kaus</text:p>
      <text:p text:style-name="P83">317 <text:s/>- <text:s/>مَشَطَ - يَمْشُطُ: menyisir</text:p>
      <text:p text:style-name="P83">318 <text:s/>- <text:s/>مُشْطٌ: sisir</text:p>
      <text:p text:style-name="P83">319 <text:s/>- <text:s/>قَبَضَ - يَقْبِضُ: menangkap</text:p>
      <text:p text:style-name="P83">320 <text:s/>- <text:s/>سَهِرَ - يَسْهَرُ: begadang</text:p>
      <text:p text:style-name="P83">321 <text:s/>- <text:s/>ُّقَصَّ - يَقِص: berkisah / menggunting</text:p>
      <text:p text:style-name="P83">322 <text:s/>- <text:s/>أَشَارَ - يُشِيرُ: menunjukkan</text:p>
      <text:p text:style-name="P83">323 <text:s/>- <text:s/>نَشَأَ - يَنْشَأُ: tumbuh besar</text:p>
      <text:p text:style-name="P83">324 <text:s/>- <text:s/>نَظَّارَةٌ: kacamata</text:p>
      <text:p text:style-name="P83">325 <text:s/>- <text:s/>أَرْنَبٌ: kelinci</text:p>
      <text:p text:style-name="P83">326 <text:s/>- <text:s/>فُولٌ: kacang</text:p>
      <text:p text:style-name="P83"><text:soft-page-break/>327 <text:s/>- <text:s/>اِنْفَجَرَ <text:s/>- يَنْفَجِرُ: meledak</text:p>
      <text:p text:style-name="P83">328 <text:s/>- <text:s/>فَاضَ - يَفِيضُ: melimpah</text:p>
      <text:p text:style-name="P83">329 <text:s/>- <text:s/>أَدْهَشَ - يُدْهِشُ: mengejutkan</text:p>
      <text:p text:style-name="P83">330 <text:s/>- <text:s/>تَعَجَّبَ - يَتَعَجَّبُ: terkejut</text:p>
      <text:p text:style-name="P83">331 <text:s/>- <text:s/>وَلَدَ - يَلِدُ: melahirkan</text:p>
      <text:p text:style-name="P83">332 <text:s/>- <text:s/>دَفَنَ - يَدْفُنُ: menguburkan</text:p>
      <text:p text:style-name="P83">333 <text:s/>- <text:s/>شَلَاَّلَةٌ: air terjun</text:p>
      <text:p text:style-name="P83">334 <text:s/>- <text:s/>سَالَ - يَسِيلُ: mengalir</text:p>
      <text:p text:style-name="P83">335 <text:s/>- <text:s/>مُصَادَفَةٌ \ صُدْفَةٌ : tidak sengaja</text:p>
      <text:p text:style-name="P83">336 <text:s/>- <text:s/>عَمْدٌ \ قَصْدٌ: sengaja</text:p>
      <text:p text:style-name="P83">337 <text:s/>- <text:s/>خَرْخَرَ - يُخَرْخِرُ: berdengkur</text:p>
      <text:p text:style-name="P83">338 <text:s/>- <text:s/>نَكَصَ <text:s/>-ينْكُصُ: lompat ke </text:p>
      <text:p text:style-name="P83"><text:tab/><text:tab/> <text:s text:c="2"/>belakang / salto</text:p>
      <text:p text:style-name="P83">340 <text:s/>- <text:s/>بَدَا – يَبْدُو: tampaknya … </text:p>
      <text:p text:style-name="P83"><text:s/>→ يَبْدُو أنَّك مَرِيْض <text:s/>- tampaknya </text:p>
      <text:p text:style-name="P83"><text:tab/><text:tab/><text:tab/>kamu sakit</text:p>
      <text:p text:style-name="P83">343 <text:s/>- <text:s/>أبَدَا – يُبْدِي: menampakkan</text:p>
      <text:p text:style-name="P83">344 <text:s/>- <text:s/>اِعْتَرَفَ - يَعْتَرِفُ: mengaku</text:p>
      <text:p text:style-name="P83">345 <text:s/>- <text:s/>تَعَوَّدَ - يَتَعَوَّدُ: terbiasa</text:p>
      <text:p text:style-name="P83">346 <text:s/>- <text:s/>مَصَّ - يَمُصُّ: menghisap</text:p>
      <text:p text:style-name="P83">347 <text:s/>- <text:s/>قَبَّلَ - يُقَبِّلُ: mencium</text:p>
      <text:p text:style-name="P83">348 <text:s/>- <text:s/>مُزِيلٌ / طَامِسٌ: tipe-x</text:p>
      <text:p text:style-name="P83">349 <text:s/>- <text:s/>صَمْغٌ: lem</text:p>
      <text:p text:style-name="P83">350 <text:s/>- <text:s/>شِرِّيرٌ: nakal</text:p>
      <text:p text:style-name="P83">351 <text:s/>- <text:s/>مُهَرِّجٌ: pelawak / komedian</text:p>
      <text:p text:style-name="P83">352 <text:s/>- <text:s/>هَرَّجَ - يُهَرِّجُ: melawak</text:p>
      <text:p text:style-name="P83">353 <text:s/>- <text:s/>يَئِسَ - يَيْأَسُ: putus asa</text:p>
      <text:p text:style-name="P83">354 <text:s/>- <text:s/>فَشِلْ - يَفْشِلُ: gagal</text:p>
      <text:p text:style-name="P83">355 <text:s/>- <text:s/>خَجَلَ - يَخْجَلُ: malu </text:p>
      <text:p text:style-name="P83">(tidak pada tempatnya)</text:p>
      <text:p text:style-name="P83">357 <text:s/>- <text:s/>اِسْتَحْيَا – يَسْتَحْيِى: malu</text:p>
      <text:p text:style-name="P83">358 <text:s/>- <text:s/>احْتَفَلَ - يَحْتَفِل: merayakan</text:p>
      <text:p text:style-name="P83">359 <text:s/>- <text:s/>ضَيَّعَ - يُضَيِّعُ: menghilangkan</text:p>
      <text:p text:style-name="P83">360 <text:s/>- <text:s/>طَرَقَ - يَطْرُقُ: mengetuk</text:p>
      <text:p text:style-name="P83">361 <text:s/>- <text:s/>ضَغَطَ - يَضْغِطُ: menekan</text:p>
      <text:p text:style-name="P83">362 <text:s/>- <text:s/>زِرٌّ: tombol</text:p>
      <text:p text:style-name="P83">363 <text:s/>- <text:s/>بَلَعَ - يَبْلَعُ: menelan</text:p>
      <text:p text:style-name="P83">364 <text:s/>- <text:s/>رَقَصَ - يَرْقُصُ: <text:s/>menari</text:p>
      <text:p text:style-name="P83">365 <text:s/>- <text:s/>قَرَصَ - يَقْرُصُ: mencubit</text:p>
      <text:p text:style-name="P83">366 <text:s/>- <text:s/>قَاسَ - يَقِيسُ: mengukur</text:p>
      <text:p text:style-name="P83">367 <text:s/>- <text:s text:c="2"/>كالَ - يَكِيلُ \ وَزَنَ - يَزِنُ: menimbang</text:p>
      <text:p text:style-name="P83">368 <text:s/>- <text:s/>قَلَّبَ - يُقَلِّبُ: membalikkan</text:p>
      <text:p text:style-name="P83">369 <text:s/>- <text:s/>حَصَلَ - يَحْصُلُ: sampai</text:p>
      <text:p text:style-name="P83">370 <text:s/>- <text:s/>أحَاطَ - يُحِيطُ: mengepung / mengelingi</text:p>
      <text:p text:style-name="P83">371 <text:s/>- <text:s/>جَاكِتَةٌ: jaket</text:p>
      <text:p text:style-name="P83">372 <text:s/>- <text:s text:c="2"/>قَفْقَفَ - يُقَفْقِفُ / <text:s/>اِرْتَعَدَ - يَرْتَعِدُ: menggigil</text:p>
      <text:p text:style-name="P83">373 <text:s/>- <text:s/>أَجَّلَ - يُأجِّلُ: menunda</text:p>
      <text:p text:style-name="P83">374 <text:s/>- <text:s/>عَرُوسٌ: <text:s/>pengantin (pr.)</text:p>
      <text:p text:style-name="P83">375 <text:s/>- <text:s/>عَرِيسٌ: pengantin (lk.)</text:p>
      <text:p text:style-name="P83">376 <text:s/>- <text:s/>طَارَدَ -يُطَارِدُ: mengejar</text:p>
      <text:p text:style-name="P83">377 <text:s/>- <text:s/>ثُعْبَانٌ: ular</text:p>
      <text:p text:style-name="P83">378 <text:s/>- <text:s/>تَبَرَّجَ - يَتَبَرَّجُ: berdandan</text:p>
      <text:p text:style-name="P83">379 <text:s/>- <text:s/>أَسْرَفَ - يُسْرِفُ: boros</text:p>
      <text:p text:style-name="P83"><text:soft-page-break/>380 <text:s/>- <text:s/>شَجَّعَ - يُشَجِّعُ: berani</text:p>
      <text:p text:style-name="P83">381 <text:s/>- <text:s/>هَاجَمَ - يُهَاجِمُ: menyerang</text:p>
      <text:p text:style-name="P83">382 <text:s/>- <text:s/>رَاوَدَ - يُرَاوِدُ: menggoda</text:p>
      <text:p text:style-name="P83">383 <text:s/>- <text:s/>دَافَعَ - يُدَافِعُ: bertahan</text:p>
      <text:p text:style-name="P83">384 <text:s/>- <text:s/>تَسَلَّقَ - يَتَسَلَّقُ: memanjat</text:p>
      <text:p text:style-name="P83">385 <text:s/>- <text:s/>دَقَّ - يَدِقَُّ: berdetak / berdetik</text:p>
      <text:p text:style-name="P83">386 <text:s/>- <text:s/>رَنَّ - يَرِنُّ: berdering</text:p>
      <text:p text:style-name="P83">387 <text:s/>- <text:s/>خَدَعَ - يَخْدَعُ: menipu</text:p>
      <text:p text:style-name="P83">388 <text:s/>- <text:s/>أَلِّفَ - يُألِّف: menulis buku</text:p>
      <text:p text:style-name="P83">389 <text:s/>- <text:s/>طَبَعَ - يَطْبَعُ: mencetak</text:p>
      <text:p text:style-name="P83">390 <text:s/>- <text:s/>رَاقَبَ - يُرَاقِبُ: mengawasi</text:p>
      <text:p text:style-name="P83">391 <text:s/>- <text:s/>رَجَا – يَرْجُو: berharap</text:p>
      <text:p text:style-name="P83">392 <text:s/>- <text:s/>هَرَبَ - يَهْرُبُ: cabut / kabur</text:p>
      <text:p text:style-name="P83">393 <text:s/>- <text:s/>سَجَّنَ - يُسَجِّنُ: mengurung</text:p>
      <text:p text:style-name="P83">394 <text:s/>- <text:s/>أضَاعَ - يُضِيعُ: menghilangkan</text:p>
      <text:p text:style-name="P83">395 <text:s/>- <text:s/>أضَاءَ - يُضِيءُ: menerangi</text:p>
      <text:p text:style-name="P83">396 <text:s/>- <text:s/>عَفَا – يَعْفُو: memaafkan</text:p>
      <text:p text:style-name="P83">397 <text:s/>- <text:s/>اِسْتَعْفَا – يَسْتَعْفُو: meminta maaf</text:p>
      <text:p text:style-name="P83">398 <text:s/>- <text:s/>اِتَّحَدَ - يَتَّحِدُ: bersatu</text:p>
      <text:p text:style-name="P83">399 <text:s/>- <text:s text:c="2"/>اِسْتَوْلَى – يَسْتَوْلِي عَلَى: <text:tab/><text:tab/><text:tab/>menaklukkan</text:p>
      <text:p text:style-name="P83">400 <text:s/>- <text:s/>لَفَّفَ - يُلَفِّفُ: menggulung</text:p>
      <text:p text:style-name="P83">401 <text:s/>- <text:s/>كَعْكٌ: kue</text:p>
      <text:p text:style-name="P83">402 <text:s/>- <text:s/>بَسَطَ - يَبْسُطُ: membentangkan</text:p>
      <text:p text:style-name="P83">403 <text:s/>- <text:s/>تَسَرَّبَ - يَتَسَرَّبُ: bocor</text:p>
      <text:p text:style-name="P83">404 <text:s/>- <text:s/>سَدَّ - يَسُدُّ: menambal</text:p>
      <text:p text:style-name="P83">405 <text:s/>- <text:s/>مَسْدُودٌ: tersumbat / ditambal</text:p>
      <text:p text:style-name="P83"/>
      <text:p text:style-name="P83">406 <text:s/>- <text:s/>وَقَعَ - يَقَعُ: duduk (untuk unta) /</text:p>
      <text:p text:style-name="P83"><text:tab/><text:tab/> <text:s text:c="5"/>terjerumus /</text:p>
      <text:p text:style-name="P83"><text:tab/><text:tab/> <text:s text:c="5"/>terjadi /</text:p>
      <text:p text:style-name="P83"><text:tab/><text:tab/> <text:s text:c="5"/>terleta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Arabic Naskh1" svg:font-family="'Droid Arabic Naskh'" style:font-pitch="variable"/>
    <style:font-face style:name="Arial" svg:font-family="Arial" style:font-family-generic="roman" style:font-pitch="variable"/>
    <style:font-face style:name="Droid Arabic Naskh" svg:font-family="'Droid Arabic Nask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Arabic Naskh2" svg:font-family="'Droid Arabic Nask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SimSun" style:font-family-asian="SimSun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09:28:33</meta:creation-date>
    <dc:language>en-US</dc:language>
    <dc:date>2021-04-07T21:08:52.858953049</dc:date>
    <meta:editing-cycles>183</meta:editing-cycles>
    <meta:editing-duration>PT8H1M8S</meta:editing-duration>
    <meta:generator>LibreOffice/7.1.1.2$Linux_X86_64 LibreOffice_project/10$Build-2</meta:generator>
    <meta:document-statistic meta:table-count="0" meta:image-count="0" meta:object-count="0" meta:page-count="8" meta:paragraph-count="397" meta:word-count="2072" meta:character-count="10310" meta:non-whitespace-character-count="7788"/>
    <meta:user-defined meta:name="AppVersion">15.0000</meta:user-defined>
  </office:meta>
</office:document-meta>
</file>